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943" officeooo:paragraph-rsid="0011e9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show databases;</text:p>
      <text:p text:style-name="Standard">mysql&gt; use test;</text:p>
      <text:p text:style-name="Standard">mysql&gt; use learn;</text:p>
      <text:p text:style-name="Standard">mysql&gt; show tables;</text:p>
      <text:p text:style-name="Standard">mysql&gt; desc student;</text:p>
      <text:p text:style-name="Standard">mysql&gt; select * from student;</text:p>
      <text:p text:style-name="P1">mysql&gt; insert into student values</text:p>
      <text:p text:style-name="P1"><text:s text:c="4"/>-&gt; (1,'tushar','nashik');</text:p>
      <text:p text:style-name="P1">mysql&gt; insert into student (id,name) values (3,'rohan');</text:p>
      <text:p text:style-name="P1">mysql&gt; insert into student values (2,'abhi','up');</text:p>
      <text:p text:style-name="P1">mysql&gt; update student set city='mumbai' where id=3;</text:p>
      <text:p text:style-name="P1">mysql&gt; select * from student;</text:p>
      <text:p text:style-name="P1">mysql&gt; insert into student values(12,'Ankit','Kanpur');</text:p>
      <text:p text:style-name="P1">mysql&gt; alter table student add country varchar(50);</text:p>
      <text:p text:style-name="P1">mysql&gt; select * from student;</text:p>
      <text:p text:style-name="P1">mysql&gt; update student set city='delhi',country='ind' where id=12;</text:p>
      <text:p text:style-name="P1">mysql&gt; update student set city='Nashik',country='india' where id=1;</text:p>
      <text:p text:style-name="P1">mysql&gt; select * from student;</text:p>
      <text:p text:style-name="P1">mysql&gt; delete from student where id=2;</text:p>
      <text:p text:style-name="P1">mysql&gt; insert into student values(4,'Kiran','Pune','India');</text:p>
      <text:p text:style-name="P1">mysql&gt; insert into student values(5,'yuvi','Cst','India');</text:p>
      <text:p text:style-name="P1">mysql&gt; select * from student;</text:p>
      <text:p text:style-name="P1">mysql&gt; select * from student where city='pune';</text:p>
      <text:p text:style-name="P1">mysql&gt; select * from student where country='india';</text:p>
      <text:p text:style-name="P1">mysql&gt; select name,city,country from student where country='india';</text:p>
      <text:p text:style-name="P1">mysql&gt; select name as "Username", city as "Cityname" from student;</text:p>
      <text:p text:style-name="P1">mysql&gt; select * from student where city='Thane';</text:p>
      <text:p text:style-name="P1">mysql&gt; select * from student;</text:p>
      <text:p text:style-name="P1">mysql&gt; select country from student;</text:p>
      <text:p text:style-name="P1">mysql&gt; select distinct(country) from student;</text:p>
      <text:p text:style-name="P1">mysql&gt; insert into student values(6,'kiran','Pune','India');</text:p>
      <text:p text:style-name="P1">mysql&gt; insert into student values(7,'ram','nashik','nashik');</text:p>
      <text:p text:style-name="P1">mysql&gt; select country from student;</text:p>
      <text:p text:style-name="P1">mysql&gt; select * from student where country='india' and city='nashik';</text:p>
      <text:p text:style-name="P1">mysql&gt; select * from student where country='india' and city='pune';</text:p>
      <text:p text:style-name="P1">mysql&gt; select * from student where country='india' or city='pune';</text:p>
      <text:p text:style-name="P1">mysql&gt; insert into student values(8,'ram','nashik','ind');</text:p>
      <text:p text:style-name="P1">mysql&gt; select * from student where country='india' or city='pune';</text:p>
      <text:p text:style-name="P1">mysql&gt; select * from student where id&gt;=3 and id&lt;=8;</text:p>
      <text:p text:style-name="P1">mysql&gt; select * from student where id in (3,8);</text:p>
      <text:p text:style-name="P1">mysql&gt; select * from student where id between 3 and 8;</text:p>
      <text:p text:style-name="P1">mysql&gt; select * from student where id&gt;=3 and id&lt;=8;</text:p>
      <text:p text:style-name="P1">mysql&gt; select * from student where id between 6 and 9;</text:p>
      <text:p text:style-name="P1">mysql&gt; select * from student where id&gt;3 and id&lt;8;</text:p>
      <text:p text:style-name="P1">mysql&gt; select * from student where id=23 or id=6 or id=8;</text:p>
      <text:p text:style-name="P1">mysql&gt; select * from student where id in(23,6,7,3);</text:p>
      <text:p text:style-name="P1">mysql&gt; select * <text:s/>from student limit 4</text:p>
      <text:p text:style-name="P1">mysql&gt; select * from student limit 4 offset 4</text:p>
      <text:p text:style-name="P1">mysql&gt; select * from student order by id desc limit 2;</text:p>
      <text:p text:style-name="P1">mysql&gt; select * from student where name like '%r';</text:p>
      <text:p text:style-name="P1">mysql&gt; select * from student where name like 'r%';</text:p>
      <text:p text:style-name="P1">mysql&gt; select * from student where city like '_u%';</text:p>
      <text:p text:style-name="P1"><text:soft-page-break/>mysql&gt; select * from student where city like '%i_';</text:p>
      <text:p text:style-name="P1">mysql&gt; select SUM(id) from student;</text:p>
      <text:p text:style-name="P1">mysql&gt; select count(id) from student;</text:p>
      <text:p text:style-name="P1">mysql&gt; select min(id) from student;</text:p>
      <text:p text:style-name="P1">mysql&gt; select max(id) from student;</text:p>
      <text:p text:style-name="P1">mysql&gt; select min(name) from student;</text:p>
      <text:p text:style-name="P1">mysql&gt; select max(name) from student;</text:p>
      <text:p text:style-name="P1">mysql&gt; select name from student where id=(select MIN(id) from student);</text:p>
      <text:p text:style-name="P1">mysql&gt; select name from student where id=(select MAX(id) from student);</text:p>
      <text:p text:style-name="P1"/>
      <text:p text:style-name="P1"/>
      <text:p text:style-name="P1">mysql&gt; create table laptops(lid int primary key,lmodel varchar(200),studentId int, foreign key(studentid) references student(id));</text:p>
      <text:p text:style-name="P1">mysql&gt; show tables;</text:p>
      <text:p text:style-name="P1">mysql&gt; desc student ;</text:p>
      <text:p text:style-name="P1">mysql&gt; desc laptops ;</text:p>
      <text:p text:style-name="P1">mysql&gt; select * from laptops;</text:p>
      <text:p text:style-name="P1"/>
      <text:p text:style-name="P1">mysql&gt; insert into laptops values(234,'HP',1);</text:p>
      <text:p text:style-name="P1">mysql&gt; insert into laptops values(111,'HP',2);</text:p>
      <text:p text:style-name="P1">mysql&gt; insert into laptops values(88,'dell',4);</text:p>
      <text:p text:style-name="P1">mysql&gt; insert into laptops values(666,'toshiba',8);</text:p>
      <text:p text:style-name="P1">mysql&gt; select student.name,student.city,laptops.lmodel from student , laptops where student.id=laptops.studentId;</text:p>
      <text:p text:style-name="P1"/>
      <text:p text:style-name="P1">mysql&gt; select name,city,laptops.lmodel from student , laptops where student.id=laptops.studentId;</text:p>
      <text:p text:style-name="P1">mysql&gt; select name,city,lmodel from student , laptops where student.id=laptops.studentId;</text:p>
      <text:p text:style-name="P1">mysql&gt; select name,city,lmodel from student , laptops where student.id=laptops.studentId and student.name='tushar';</text:p>
      <text:p text:style-name="P1"/>
      <text:p text:style-name="P1">mysql&gt; select * from student WHERE name REGEXP 'ra';</text:p>
      <text:p text:style-name="P1">mysql&gt; select * from student WHERE name REGEXP 'ram | waje';</text:p>
      <text:p text:style-name="P1">mysql&gt; select * from student WHERE name REGEXP '^ram | waje';</text:p>
      <text:p text:style-name="P1">mysql&gt; select * from student WHERE name REGEXP '^rameshwar | waje';</text:p>
      <text:p text:style-name="P1">mysql&gt; select * from student WHERE name REGEXP '^rameshwar | waje | samgir$';</text:p>
      <text:p text:style-name="P1">mysql&gt; select * from student WHERE name REGEXP '[is]';</text:p>
      <text:p text:style-name="P1">mysql&gt; select * from student WHERE name REGEXP '[rm]';</text:p>
      <text:p text:style-name="P1">mysql&gt; select * from student WHERE name REGEXP '[rm]a';</text:p>
      <text:p text:style-name="P1">mysql&gt; select * from student WHERE name REGEXP '[w]a';</text:p>
      <text:p text:style-name="P1">mysql&gt; select * from student WHERE name REGEXP '[w]'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1:49:48.039110874</meta:creation-date>
    <dc:date>2022-07-19T17:04:36.233277376</dc:date>
    <meta:editing-duration>PT36M2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84" meta:word-count="595" meta:character-count="4243" meta:non-whitespace-character-count="3727"/>
  </office:meta>
</office:document-meta>
</file>